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15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6.72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Ashura, the Destructor on Ryoryu</text:p>
          </table:table-cell>
          <table:table-cell office:value-type="string">
            <text:p>40 €</text:p>
          </table:table-cell>
          <table:table-cell office:value-type="string">
            <text:p>50x100 mm</text:p>
          </table:table-cell>
          <table:table-cell/>
          <table:table-cell office:value-type="string">
            <text:p>Ashura, the Destructor on Ryoryu 1</text:p>
          </table:table-cell>
          <table:table-cell office:value-type="string">
            <text:p>Ashura, the Destructor on Ryoryu 2</text:p>
          </table:table-cell>
          <table:table-cell office:value-type="string">
            <text:p>Ashura, the Destructor on Ryoryu 3</text:p>
          </table:table-cell>
          <table:table-cell office:value-type="string">
            <text:p>Ashura, the Destructor on Ryoryu 4</text:p>
          </table:table-cell>
          <table:table-cell table:number-columns-repeated="2"/>
        </table:table-row>
        <table:table-row table:style-name="ro1">
          <table:table-cell office:value-type="string">
            <text:p>Baihu, Tsurugi Hero on Tao Tie</text:p>
          </table:table-cell>
          <table:table-cell office:value-type="string">
            <text:p>29 €</text:p>
          </table:table-cell>
          <table:table-cell office:value-type="string">
            <text:p>50x100 mm</text:p>
          </table:table-cell>
          <table:table-cell/>
          <table:table-cell office:value-type="string">
            <text:p>Baihu, Tsurugi Hero on Tao Tie 1</text:p>
          </table:table-cell>
          <table:table-cell office:value-type="string">
            <text:p>Baihu, Tsurugi Hero on Tao Tie 2</text:p>
          </table:table-cell>
          <table:table-cell office:value-type="string">
            <text:p>Baihu, Tsurugi Hero on Tao Tie 3</text:p>
          </table:table-cell>
          <table:table-cell table:number-columns-repeated="3"/>
        </table:table-row>
        <table:table-row table:style-name="ro1">
          <table:table-cell office:value-type="string">
            <text:p>Barisuta Hero on Denglong</text:p>
          </table:table-cell>
          <table:table-cell office:value-type="string">
            <text:p>27 €</text:p>
          </table:table-cell>
          <table:table-cell office:value-type="string">
            <text:p>50x25 mm</text:p>
          </table:table-cell>
          <table:table-cell/>
          <table:table-cell office:value-type="string">
            <text:p>Barisuta Hero on Denglong 1</text:p>
          </table:table-cell>
          <table:table-cell office:value-type="string">
            <text:p>Barisuta Hero on Denglong 2</text:p>
          </table:table-cell>
          <table:table-cell office:value-type="string">
            <text:p>Barisuta Hero on Denglong 3</text:p>
          </table:table-cell>
          <table:table-cell table:number-columns-repeated="3"/>
        </table:table-row>
        <table:table-row table:style-name="ro1">
          <table:table-cell office:value-type="string">
            <text:p>Bái Zé</text:p>
          </table:table-cell>
          <table:table-cell office:value-type="string">
            <text:p>51 €</text:p>
          </table:table-cell>
          <table:table-cell office:value-type="string">
            <text:p>50x100 mm</text:p>
          </table:table-cell>
          <table:table-cell/>
          <table:table-cell office:value-type="string">
            <text:p>Bái Zé 1</text:p>
          </table:table-cell>
          <table:table-cell office:value-type="string">
            <text:p>Bái Zé 2</text:p>
          </table:table-cell>
          <table:table-cell office:value-type="string">
            <text:p>Bái Zé 2</text:p>
          </table:table-cell>
          <table:table-cell table:number-columns-repeated="3"/>
        </table:table-row>
        <table:table-row table:style-name="ro1">
          <table:table-cell office:value-type="string">
            <text:p>Chūkōnu Etat-Major</text:p>
          </table:table-cell>
          <table:table-cell office:value-type="string">
            <text:p>9 €</text:p>
          </table:table-cell>
          <table:table-cell/>
          <table:table-cell office:value-type="string">
            <text:p>20 mm</text:p>
          </table:table-cell>
          <table:table-cell office:value-type="string">
            <text:p>Chūkōnu Etat-Major 1</text:p>
          </table:table-cell>
          <table:table-cell office:value-type="string">
            <text:p>Chūkōnu Etat-Major 2</text:p>
          </table:table-cell>
          <table:table-cell office:value-type="string">
            <text:p>Chūkōnu Etat-Major 3</text:p>
          </table:table-cell>
          <table:table-cell table:number-columns-repeated="3"/>
        </table:table-row>
        <table:table-row table:style-name="ro1">
          <table:table-cell office:value-type="string">
            <text:p>Chūkōnu x10</text:p>
          </table:table-cell>
          <table:table-cell office:value-type="string">
            <text:p>18 €</text:p>
          </table:table-cell>
          <table:table-cell/>
          <table:table-cell office:value-type="string">
            <text:p>20 mm</text:p>
          </table:table-cell>
          <table:table-cell office:value-type="string">
            <text:p>Chūkōnu x10 1</text:p>
          </table:table-cell>
          <table:table-cell office:value-type="string">
            <text:p>Chūkōnu x10 2</text:p>
          </table:table-cell>
          <table:table-cell office:value-type="string">
            <text:p>Chūkōnu x10 3</text:p>
          </table:table-cell>
          <table:table-cell office:value-type="string">
            <text:p>Chūkōnu x10 4</text:p>
          </table:table-cell>
          <table:table-cell table:number-columns-repeated="2"/>
        </table:table-row>
        <table:table-row table:style-name="ro1">
          <table:table-cell office:value-type="string">
            <text:p>Dakumun Shinobi Etat-Major</text:p>
          </table:table-cell>
          <table:table-cell office:value-type="string">
            <text:p>6 €</text:p>
          </table:table-cell>
          <table:table-cell/>
          <table:table-cell office:value-type="string">
            <text:p>20 mm</text:p>
          </table:table-cell>
          <table:table-cell office:value-type="string">
            <text:p>Dakumun Shinobi Etat-Major 1</text:p>
          </table:table-cell>
          <table:table-cell office:value-type="string">
            <text:p>Dakumun Shinobi Etat-Major 2</text:p>
          </table:table-cell>
          <table:table-cell table:number-columns-repeated="4"/>
        </table:table-row>
        <table:table-row table:style-name="ro1">
          <table:table-cell office:value-type="string">
            <text:p>Dakumun Shinobi x10</text:p>
          </table:table-cell>
          <table:table-cell office:value-type="string">
            <text:p>18 €</text:p>
          </table:table-cell>
          <table:table-cell/>
          <table:table-cell office:value-type="string">
            <text:p>20 mm</text:p>
          </table:table-cell>
          <table:table-cell office:value-type="string">
            <text:p>Dakumun Shinobi x10 1</text:p>
          </table:table-cell>
          <table:table-cell office:value-type="string">
            <text:p>Dakumun Shinobi x10 2</text:p>
          </table:table-cell>
          <table:table-cell office:value-type="string">
            <text:p>Dakumun Shinobi x10 3</text:p>
          </table:table-cell>
          <table:table-cell office:value-type="string">
            <text:p>Dakumun Shinobi x10 4</text:p>
          </table:table-cell>
          <table:table-cell table:number-columns-repeated="2"/>
        </table:table-row>
        <table:table-row table:style-name="ro1">
          <table:table-cell office:value-type="string">
            <text:p>Fuma Shuriken Shinobi Hero</text:p>
          </table:table-cell>
          <table:table-cell office:value-type="string">
            <text:p>4 €</text:p>
          </table:table-cell>
          <table:table-cell/>
          <table:table-cell office:value-type="string">
            <text:p>20 mm</text:p>
          </table:table-cell>
          <table:table-cell office:value-type="string">
            <text:p>Fuma Shuriken Shinobi Hero 1</text:p>
          </table:table-cell>
          <table:table-cell office:value-type="string">
            <text:p>Fuma Shuriken Shinobi Hero 2</text:p>
          </table:table-cell>
          <table:table-cell table:number-columns-repeated="4"/>
        </table:table-row>
        <table:table-row table:style-name="ro1">
          <table:table-cell office:value-type="string">
            <text:p>Hisui Guard Etat-Major</text:p>
          </table:table-cell>
          <table:table-cell office:value-type="string">
            <text:p>12 €</text:p>
          </table:table-cell>
          <table:table-cell/>
          <table:table-cell office:value-type="string">
            <text:p>20 mm</text:p>
          </table:table-cell>
          <table:table-cell office:value-type="string">
            <text:p>Hisui Guard Etat-Major 1</text:p>
          </table:table-cell>
          <table:table-cell table:number-columns-repeated="5"/>
        </table:table-row>
        <table:table-row table:style-name="ro1">
          <table:table-cell office:value-type="string">
            <text:p>Hisui Guard x10</text:p>
          </table:table-cell>
          <table:table-cell office:value-type="string">
            <text:p>24 €</text:p>
          </table:table-cell>
          <table:table-cell/>
          <table:table-cell office:value-type="string">
            <text:p>20 mm</text:p>
          </table:table-cell>
          <table:table-cell office:value-type="string">
            <text:p>Hisui Guard x10 1</text:p>
          </table:table-cell>
          <table:table-cell table:number-columns-repeated="5"/>
        </table:table-row>
        <table:table-row table:style-name="ro1">
          <table:table-cell office:value-type="string">
            <text:p>Junichiro on Baku</text:p>
          </table:table-cell>
          <table:table-cell office:value-type="string">
            <text:p>25 €</text:p>
          </table:table-cell>
          <table:table-cell office:value-type="string">
            <text:p>65x45 mm</text:p>
          </table:table-cell>
          <table:table-cell/>
          <table:table-cell office:value-type="string">
            <text:p>Junichiro on Baku 1</text:p>
          </table:table-cell>
          <table:table-cell table:number-columns-repeated="5"/>
        </table:table-row>
        <table:table-row table:style-name="ro1">
          <table:table-cell office:value-type="string">
            <text:p>Junichiro on foot</text:p>
          </table:table-cell>
          <table:table-cell office:value-type="string">
            <text:p>4 €</text:p>
          </table:table-cell>
          <table:table-cell/>
          <table:table-cell office:value-type="string">
            <text:p>20 mm</text:p>
          </table:table-cell>
          <table:table-cell office:value-type="string">
            <text:p>Junichiro on foot 1</text:p>
          </table:table-cell>
          <table:table-cell table:number-columns-repeated="5"/>
        </table:table-row>
        <table:table-row table:style-name="ro1">
          <table:table-cell office:value-type="string">
            <text:p>Kaguya, Moonlight Priestess</text:p>
          </table:table-cell>
          <table:table-cell office:value-type="string">
            <text:p>3 €</text:p>
          </table:table-cell>
          <table:table-cell/>
          <table:table-cell office:value-type="string">
            <text:p>20 mm</text:p>
          </table:table-cell>
          <table:table-cell office:value-type="string">
            <text:p>Kaguya, Moonlight Priestess 1</text:p>
          </table:table-cell>
          <table:table-cell table:number-columns-repeated="5"/>
        </table:table-row>
        <table:table-row table:style-name="ro1">
          <table:table-cell office:value-type="string">
            <text:p>Kamaitachi Riders x5</text:p>
          </table:table-cell>
          <table:table-cell office:value-type="string">
            <text:p>38 €</text:p>
          </table:table-cell>
          <table:table-cell office:value-type="string">
            <text:p>50x25 mm</text:p>
          </table:table-cell>
          <table:table-cell/>
          <table:table-cell office:value-type="string">
            <text:p>Kamaitachi Riders x5 1</text:p>
          </table:table-cell>
          <table:table-cell table:number-columns-repeated="5"/>
        </table:table-row>
        <table:table-row table:style-name="ro1">
          <table:table-cell office:value-type="string">
            <text:p>Ketsueki Altar</text:p>
          </table:table-cell>
          <table:table-cell office:value-type="string">
            <text:p>66 €</text:p>
          </table:table-cell>
          <table:table-cell office:value-type="string">
            <text:p>50x100 mm</text:p>
          </table:table-cell>
          <table:table-cell/>
          <table:table-cell office:value-type="string">
            <text:p>Ketsueki Altar 1</text:p>
          </table:table-cell>
          <table:table-cell office:value-type="string">
            <text:p>Ketsueki Altar 2</text:p>
          </table:table-cell>
          <table:table-cell office:value-type="string">
            <text:p>Ketsueki Altar 3</text:p>
          </table:table-cell>
          <table:table-cell office:value-type="string">
            <text:p>Ketsueki Altar 4</text:p>
          </table:table-cell>
          <table:table-cell table:number-columns-repeated="2"/>
        </table:table-row>
        <table:table-row table:style-name="ro1">
          <table:table-cell office:value-type="string">
            <text:p>Koi, Mystic Leviathan</text:p>
          </table:table-cell>
          <table:table-cell office:value-type="string">
            <text:p>95 €</text:p>
          </table:table-cell>
          <table:table-cell office:value-type="string">
            <text:p>170x140 mm</text:p>
          </table:table-cell>
          <table:table-cell/>
          <table:table-cell office:value-type="string">
            <text:p>Koi, Mystic Leviathan 1</text:p>
          </table:table-cell>
          <table:table-cell table:number-columns-repeated="5"/>
        </table:table-row>
        <table:table-row table:style-name="ro1">
          <table:table-cell office:value-type="string">
            <text:p>Kurosubō Hero</text:p>
          </table:table-cell>
          <table:table-cell office:value-type="string">
            <text:p>4 €</text:p>
          </table:table-cell>
          <table:table-cell/>
          <table:table-cell office:value-type="string">
            <text:p>20 mm</text:p>
          </table:table-cell>
          <table:table-cell office:value-type="string">
            <text:p>Kurosubō Hero 1</text:p>
          </table:table-cell>
          <table:table-cell office:value-type="string">
            <text:p>Kurosubō Hero 2</text:p>
          </table:table-cell>
          <table:table-cell office:value-type="string">
            <text:p>Kurosubō Hero 3</text:p>
          </table:table-cell>
          <table:table-cell office:value-type="string">
            <text:p>Kurosubō Hero 4</text:p>
          </table:table-cell>
          <table:table-cell table:number-columns-repeated="2"/>
        </table:table-row>
        <table:table-row table:style-name="ro1">
          <table:table-cell office:value-type="string">
            <text:p>Kyoryu Knights Etat-Major</text:p>
          </table:table-cell>
          <table:table-cell office:value-type="string">
            <text:p>34 €</text:p>
          </table:table-cell>
          <table:table-cell office:value-type="string">
            <text:p>50x25 mm</text:p>
          </table:table-cell>
          <table:table-cell/>
          <table:table-cell office:value-type="string">
            <text:p>Kyoryu Knights Etat-Major 1</text:p>
          </table:table-cell>
          <table:table-cell office:value-type="string">
            <text:p>Kyoryu Knights Etat-Major 2</text:p>
          </table:table-cell>
          <table:table-cell office:value-type="string">
            <text:p>Kyoryu Knights Etat-Major 3</text:p>
          </table:table-cell>
          <table:table-cell table:number-columns-repeated="3"/>
        </table:table-row>
        <table:table-row table:style-name="ro1">
          <table:table-cell office:value-type="string">
            <text:p>Kyoryu Knights x5</text:p>
          </table:table-cell>
          <table:table-cell office:value-type="string">
            <text:p>40 €</text:p>
          </table:table-cell>
          <table:table-cell office:value-type="string">
            <text:p>50x25 mm</text:p>
          </table:table-cell>
          <table:table-cell/>
          <table:table-cell office:value-type="string">
            <text:p>Kyoryu Knights x5 1</text:p>
          </table:table-cell>
          <table:table-cell table:number-columns-repeated="5"/>
        </table:table-row>
        <table:table-row table:style-name="ro1">
          <table:table-cell office:value-type="string">
            <text:p>Mihikso, Beastmaster on Qiong Qi</text:p>
          </table:table-cell>
          <table:table-cell office:value-type="string">
            <text:p>40 €</text:p>
          </table:table-cell>
          <table:table-cell/>
          <table:table-cell office:value-type="string">
            <text:p>50 mm</text:p>
          </table:table-cell>
          <table:table-cell office:value-type="string">
            <text:p>Mihikso, Beastmaster on Qiong Qi 1</text:p>
          </table:table-cell>
          <table:table-cell table:number-columns-repeated="5"/>
        </table:table-row>
        <table:table-row table:style-name="ro1">
          <table:table-cell office:value-type="string">
            <text:p>Night Elves Haidora</text:p>
          </table:table-cell>
          <table:table-cell office:value-type="string">
            <text:p>60 €</text:p>
          </table:table-cell>
          <table:table-cell table:number-columns-repeated="2"/>
          <table:table-cell office:value-type="string">
            <text:p>Night Elves Haidora 1</text:p>
          </table:table-cell>
          <table:table-cell table:number-columns-repeated="5"/>
        </table:table-row>
        <table:table-row table:style-name="ro1">
          <table:table-cell office:value-type="string">
            <text:p>Night Elves Kyoryu Chariot</text:p>
          </table:table-cell>
          <table:table-cell office:value-type="string">
            <text:p>30 €</text:p>
          </table:table-cell>
          <table:table-cell office:value-type="string">
            <text:p>50x100 mm</text:p>
          </table:table-cell>
          <table:table-cell/>
          <table:table-cell office:value-type="string">
            <text:p>Night Elves Kyoryu Chariot 1</text:p>
          </table:table-cell>
          <table:table-cell table:number-columns-repeated="5"/>
        </table:table-row>
        <table:table-row table:style-name="ro1">
          <table:table-cell office:value-type="string">
            <text:p>Night Elves Raiju</text:p>
          </table:table-cell>
          <table:table-cell office:value-type="string">
            <text:p>44 €</text:p>
          </table:table-cell>
          <table:table-cell office:value-type="string">
            <text:p>65x45 mm</text:p>
          </table:table-cell>
          <table:table-cell/>
          <table:table-cell office:value-type="string">
            <text:p>Night Elves Raiju 1</text:p>
          </table:table-cell>
          <table:table-cell table:number-columns-repeated="5"/>
        </table:table-row>
        <table:table-row table:style-name="ro1">
          <table:table-cell office:value-type="string">
            <text:p>Night Elves Repeater battery</text:p>
          </table:table-cell>
          <table:table-cell office:value-type="string">
            <text:p>22 €</text:p>
          </table:table-cell>
          <table:table-cell/>
          <table:table-cell office:value-type="string">
            <text:p>60 mm</text:p>
          </table:table-cell>
          <table:table-cell office:value-type="string">
            <text:p>Night Elves Repeater battery 1</text:p>
          </table:table-cell>
          <table:table-cell table:number-columns-repeated="5"/>
        </table:table-row>
        <table:table-row table:style-name="ro1">
          <table:table-cell office:value-type="string">
            <text:p>Nightfall Knights Etat-Major</text:p>
          </table:table-cell>
          <table:table-cell office:value-type="string">
            <text:p>9 €</text:p>
          </table:table-cell>
          <table:table-cell/>
          <table:table-cell office:value-type="string">
            <text:p>20 mm</text:p>
          </table:table-cell>
          <table:table-cell office:value-type="string">
            <text:p>Nightfall Knights Etat-Major 1</text:p>
          </table:table-cell>
          <table:table-cell table:number-columns-repeated="5"/>
        </table:table-row>
        <table:table-row table:style-name="ro1">
          <table:table-cell office:value-type="string">
            <text:p>Nightfall Knights x10</text:p>
          </table:table-cell>
          <table:table-cell office:value-type="string">
            <text:p>16 €</text:p>
          </table:table-cell>
          <table:table-cell/>
          <table:table-cell office:value-type="string">
            <text:p>20 mm</text:p>
          </table:table-cell>
          <table:table-cell office:value-type="string">
            <text:p>Nightfall Knights x10 1</text:p>
          </table:table-cell>
          <table:table-cell table:number-columns-repeated="5"/>
        </table:table-row>
        <table:table-row table:style-name="ro1">
          <table:table-cell office:value-type="string">
            <text:p>Onna Bugheisa Etat-Major</text:p>
          </table:table-cell>
          <table:table-cell office:value-type="string">
            <text:p>5 €</text:p>
          </table:table-cell>
          <table:table-cell/>
          <table:table-cell office:value-type="string">
            <text:p>20 mm</text:p>
          </table:table-cell>
          <table:table-cell office:value-type="string">
            <text:p>Onna Bugheisa Etat-Major 1</text:p>
          </table:table-cell>
          <table:table-cell table:number-columns-repeated="5"/>
        </table:table-row>
        <table:table-row table:style-name="ro1">
          <table:table-cell office:value-type="string">
            <text:p>Onna Bugheisa x5</text:p>
          </table:table-cell>
          <table:table-cell office:value-type="string">
            <text:p>8 €</text:p>
          </table:table-cell>
          <table:table-cell/>
          <table:table-cell office:value-type="string">
            <text:p>20 mm</text:p>
          </table:table-cell>
          <table:table-cell office:value-type="string">
            <text:p>Onna Bugheisa x5 1</text:p>
          </table:table-cell>
          <table:table-cell table:number-columns-repeated="5"/>
        </table:table-row>
        <table:table-row table:style-name="ro1">
          <table:table-cell office:value-type="string">
            <text:p>Shadow Knights x5</text:p>
          </table:table-cell>
          <table:table-cell office:value-type="string">
            <text:p>38 €</text:p>
          </table:table-cell>
          <table:table-cell office:value-type="string">
            <text:p>50x25 mm</text:p>
          </table:table-cell>
          <table:table-cell/>
          <table:table-cell office:value-type="string">
            <text:p>Shadow Knights x5 1</text:p>
          </table:table-cell>
          <table:table-cell table:number-columns-repeated="5"/>
        </table:table-row>
        <table:table-row table:style-name="ro1">
          <table:table-cell office:value-type="string">
            <text:p>Shedo Knight Battle Standard</text:p>
          </table:table-cell>
          <table:table-cell office:value-type="string">
            <text:p>20 €</text:p>
          </table:table-cell>
          <table:table-cell office:value-type="string">
            <text:p>50x25 mm</text:p>
          </table:table-cell>
          <table:table-cell/>
          <table:table-cell office:value-type="string">
            <text:p>Shedo Knight Battle Standard 1</text:p>
          </table:table-cell>
          <table:table-cell office:value-type="string">
            <text:p>Shedo Knight Battle Standard 2</text:p>
          </table:table-cell>
          <table:table-cell table:number-columns-repeated="4"/>
        </table:table-row>
        <table:table-row table:style-name="ro1">
          <table:table-cell office:value-type="string">
            <text:p>Shedo Knights on Longma Etat-Major</text:p>
          </table:table-cell>
          <table:table-cell office:value-type="string">
            <text:p>40 €</text:p>
          </table:table-cell>
          <table:table-cell office:value-type="string">
            <text:p>50x25 mm</text:p>
          </table:table-cell>
          <table:table-cell/>
          <table:table-cell office:value-type="string">
            <text:p>Shedo Knights on Longma Etat-Major 1</text:p>
          </table:table-cell>
          <table:table-cell office:value-type="string">
            <text:p>Shedo Knights on Longma Etat-Major 2</text:p>
          </table:table-cell>
          <table:table-cell office:value-type="string">
            <text:p>Shedo Knights on Longma Etat-Major 3</text:p>
          </table:table-cell>
          <table:table-cell table:number-columns-repeated="3"/>
        </table:table-row>
        <table:table-row table:style-name="ro1">
          <table:table-cell office:value-type="string">
            <text:p>Shedo Knights on Longma x5</text:p>
          </table:table-cell>
          <table:table-cell office:value-type="string">
            <text:p>48 €</text:p>
          </table:table-cell>
          <table:table-cell office:value-type="string">
            <text:p>50x25 mm</text:p>
          </table:table-cell>
          <table:table-cell/>
          <table:table-cell office:value-type="string">
            <text:p>Shedo Knights on Longma x5 1</text:p>
          </table:table-cell>
          <table:table-cell office:value-type="string">
            <text:p>Shedo Knights on Longma x5 2</text:p>
          </table:table-cell>
          <table:table-cell office:value-type="string">
            <text:p>Shedo Knights on Longma x5 3</text:p>
          </table:table-cell>
          <table:table-cell table:number-columns-repeated="3"/>
        </table:table-row>
        <table:table-row table:style-name="ro1">
          <table:table-cell office:value-type="string">
            <text:p>Shigeko, Miko on Sacrifice Stone</text:p>
          </table:table-cell>
          <table:table-cell office:value-type="string">
            <text:p>45 €</text:p>
          </table:table-cell>
          <table:table-cell office:value-type="string">
            <text:p>40x40 mm</text:p>
          </table:table-cell>
          <table:table-cell office:value-type="string">
            <text:p>60 mm</text:p>
          </table:table-cell>
          <table:table-cell office:value-type="string">
            <text:p>Shigeko, Miko on Sacrifice Stone 1</text:p>
          </table:table-cell>
          <table:table-cell table:number-columns-repeated="5"/>
        </table:table-row>
        <table:table-row table:style-name="ro1">
          <table:table-cell office:value-type="string">
            <text:p>Shiro, Chieftain on Tatsu</text:p>
          </table:table-cell>
          <table:table-cell office:value-type="string">
            <text:p>66 €</text:p>
          </table:table-cell>
          <table:table-cell office:value-type="string">
            <text:p>50x100 mm</text:p>
          </table:table-cell>
          <table:table-cell/>
          <table:table-cell office:value-type="string">
            <text:p>Shiro, Chieftain on Tatsu 1</text:p>
          </table:table-cell>
          <table:table-cell table:number-columns-repeated="5"/>
        </table:table-row>
        <table:table-row table:style-name="ro1">
          <table:table-cell office:value-type="string">
            <text:p>Tao Wu</text:p>
          </table:table-cell>
          <table:table-cell office:value-type="string">
            <text:p>65 €</text:p>
          </table:table-cell>
          <table:table-cell office:value-type="string">
            <text:p>50x100 mm</text:p>
          </table:table-cell>
          <table:table-cell/>
          <table:table-cell office:value-type="string">
            <text:p>Tao Wu 1</text:p>
          </table:table-cell>
          <table:table-cell office:value-type="string">
            <text:p>Tao Wu 2</text:p>
          </table:table-cell>
          <table:table-cell office:value-type="string">
            <text:p>Tao Wu 3</text:p>
          </table:table-cell>
          <table:table-cell table:number-columns-repeated="3"/>
        </table:table-row>
        <table:table-row table:style-name="ro1">
          <table:table-cell office:value-type="string">
            <text:p>Tsuchinoko Naga Priestess</text:p>
          </table:table-cell>
          <table:table-cell office:value-type="string">
            <text:p>24 €</text:p>
          </table:table-cell>
          <table:table-cell/>
          <table:table-cell office:value-type="string">
            <text:p>50 mm</text:p>
          </table:table-cell>
          <table:table-cell office:value-type="string">
            <text:p>Tsuchinoko Naga Priestess 1</text:p>
          </table:table-cell>
          <table:table-cell table:number-columns-repeated="5"/>
        </table:table-row>
        <table:table-row table:style-name="ro1">
          <table:table-cell office:value-type="string">
            <text:p>Tsurugi Etat-Major</text:p>
          </table:table-cell>
          <table:table-cell office:value-type="string">
            <text:p>8 €</text:p>
          </table:table-cell>
          <table:table-cell/>
          <table:table-cell office:value-type="string">
            <text:p>20 mm</text:p>
          </table:table-cell>
          <table:table-cell office:value-type="string">
            <text:p>Tsurugi Etat-Major 1</text:p>
          </table:table-cell>
          <table:table-cell office:value-type="string">
            <text:p>Tsurugi Etat-Major 2</text:p>
          </table:table-cell>
          <table:table-cell table:number-columns-repeated="4"/>
        </table:table-row>
        <table:table-row table:style-name="ro1">
          <table:table-cell office:value-type="string">
            <text:p>Tsurugi x10</text:p>
          </table:table-cell>
          <table:table-cell office:value-type="string">
            <text:p>20 €</text:p>
          </table:table-cell>
          <table:table-cell/>
          <table:table-cell office:value-type="string">
            <text:p>20 mm</text:p>
          </table:table-cell>
          <table:table-cell office:value-type="string">
            <text:p>Tsurugi x10 1</text:p>
          </table:table-cell>
          <table:table-cell office:value-type="string">
            <text:p>Tsurugi x10 2</text:p>
          </table:table-cell>
          <table:table-cell office:value-type="string">
            <text:p>Tsurugi x10 3</text:p>
          </table:table-cell>
          <table:table-cell table:number-columns-repeated="3"/>
        </table:table-row>
        <table:table-row table:style-name="ro1">
          <table:table-cell office:value-type="string">
            <text:p>Xiuying, Tsurugi Heroine</text:p>
          </table:table-cell>
          <table:table-cell office:value-type="string">
            <text:p>4 €</text:p>
          </table:table-cell>
          <table:table-cell/>
          <table:table-cell office:value-type="string">
            <text:p>20 mm</text:p>
          </table:table-cell>
          <table:table-cell office:value-type="string">
            <text:p>Xiuying, Tsurugi Heroine 1</text:p>
          </table:table-cell>
          <table:table-cell office:value-type="string">
            <text:p>Xiuying, Tsurugi Heroine 2</text:p>
          </table:table-cell>
          <table:table-cell office:value-type="string">
            <text:p>Xiuying, Tsurugi Heroine 3</text:p>
          </table:table-cell>
          <table:table-cell table:number-columns-repeated="3"/>
        </table:table-row>
        <table:table-row table:style-name="ro1">
          <table:table-cell office:value-type="string">
            <text:p>Yaachana Night Sorceress on Temma</text:p>
          </table:table-cell>
          <table:table-cell office:value-type="string">
            <text:p>17 €</text:p>
          </table:table-cell>
          <table:table-cell office:value-type="string">
            <text:p>40x40 mm</text:p>
          </table:table-cell>
          <table:table-cell office:value-type="string">
            <text:p>60 mm</text:p>
          </table:table-cell>
          <table:table-cell office:value-type="string">
            <text:p>Yaachana Night Sorceress on Temma 1</text:p>
          </table:table-cell>
          <table:table-cell office:value-type="string">
            <text:p>Yaachana Night Sorceress on Temma 2</text:p>
          </table:table-cell>
          <table:table-cell office:value-type="string">
            <text:p>Yaachana Night Sorceress on Temma 3</text:p>
          </table:table-cell>
          <table:table-cell office:value-type="string">
            <text:p>Yaachana Night Sorceress on Temma 4</text:p>
          </table:table-cell>
          <table:table-cell office:value-type="string">
            <text:p>Yaachana Night Sorceress on Temma 5</text:p>
          </table:table-cell>
          <table:table-cell/>
        </table:table-row>
        <table:table-row table:style-name="ro1">
          <table:table-cell office:value-type="string">
            <text:p>Yu Ming, Tsurugi Heroine</text:p>
          </table:table-cell>
          <table:table-cell office:value-type="string">
            <text:p>4 €</text:p>
          </table:table-cell>
          <table:table-cell/>
          <table:table-cell office:value-type="string">
            <text:p>20 mm</text:p>
          </table:table-cell>
          <table:table-cell office:value-type="string">
            <text:p>Yu Ming, Tsurugi Heroine 1</text:p>
          </table:table-cell>
          <table:table-cell office:value-type="string">
            <text:p>Yu Ming, Tsurugi Heroine 2</text:p>
          </table:table-cell>
          <table:table-cell office:value-type="string">
            <text:p>Yu Ming, Tsurugi Heroine 3</text:p>
          </table:table-cell>
          <table:table-cell table:number-columns-repeated="3"/>
        </table:table-row>
        <table:table-row table:style-name="ro1">
          <table:table-cell office:value-type="string">
            <text:p>Yumi, Yari Nagas Etat-Major</text:p>
          </table:table-cell>
          <table:table-cell office:value-type="string">
            <text:p>30 €</text:p>
          </table:table-cell>
          <table:table-cell/>
          <table:table-cell office:value-type="string">
            <text:p>50 mm</text:p>
          </table:table-cell>
          <table:table-cell office:value-type="string">
            <text:p>Yumi, Yari Nagas Etat-Major 1</text:p>
          </table:table-cell>
          <table:table-cell office:value-type="string">
            <text:p>Yumi, Yari Nagas Etat-Major 2</text:p>
          </table:table-cell>
          <table:table-cell office:value-type="string">
            <text:p>Yumi, Yari Nagas Etat-Major 3</text:p>
          </table:table-cell>
          <table:table-cell office:value-type="string">
            <text:p>Yumi, Yari Nagas Etat-Major 4</text:p>
          </table:table-cell>
          <table:table-cell table:number-columns-repeated="2"/>
        </table:table-row>
        <table:table-row table:style-name="ro1">
          <table:table-cell office:value-type="string">
            <text:p>Yumi, Yari Nagas x5</text:p>
          </table:table-cell>
          <table:table-cell office:value-type="string">
            <text:p>51 €</text:p>
          </table:table-cell>
          <table:table-cell/>
          <table:table-cell office:value-type="string">
            <text:p>50 mm</text:p>
          </table:table-cell>
          <table:table-cell office:value-type="string">
            <text:p>Yumi, Yari Nagas x5 1</text:p>
          </table:table-cell>
          <table:table-cell office:value-type="string">
            <text:p>Yumi, Yari Nagas x5 2</text:p>
          </table:table-cell>
          <table:table-cell office:value-type="string">
            <text:p>Yumi, Yari Nagas x5 3</text:p>
          </table:table-cell>
          <table:table-cell office:value-type="string">
            <text:p>Yumi, Yari Nagas x5 4</text:p>
          </table:table-cell>
          <table:table-cell table:number-columns-repeated="2"/>
        </table:table-row>
        <table:table-row table:style-name="ro1">
          <table:table-cell office:value-type="string">
            <text:p>Sayuri, Guard Hero</text:p>
          </table:table-cell>
          <table:table-cell office:value-type="string">
            <text:p>4 €</text:p>
          </table:table-cell>
          <table:table-cell/>
          <table:table-cell office:value-type="string">
            <text:p>25 mm</text:p>
          </table:table-cell>
          <table:table-cell office:value-type="string">
            <text:p>OSayuri, Guard Hero 1</text:p>
          </table:table-cell>
          <table:table-cell office:value-type="string">
            <text:p>OSayuri, Guard Hero 2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3">13/07/2025</text:date>, <text:time>19:0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3T19:05:02.63</dc:date>
    <dc:creator>Ycham BOUNOUAR</dc:creator>
    <meta:editing-duration>PT12S</meta:editing-duration>
    <meta:editing-cycles>1</meta:editing-cycles>
    <meta:document-statistic meta:table-count="1" meta:cell-count="243" meta:object-count="0"/>
  </office:meta>
</office:document-meta>
</file>